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ff37a" officeooo:paragraph-rsid="000ff37a"/>
    </style:style>
    <style:style style:name="P2" style:family="paragraph" style:parent-style-name="Standard">
      <style:text-properties style:font-name="Ubuntu" officeooo:rsid="0011593e" officeooo:paragraph-rsid="0011593e"/>
    </style:style>
    <style:style style:name="P3" style:family="paragraph" style:parent-style-name="Standard">
      <style:text-properties style:font-name="Ubuntu" officeooo:rsid="0012bf12" officeooo:paragraph-rsid="00155da0"/>
    </style:style>
    <style:style style:name="P4" style:family="paragraph" style:parent-style-name="Standard">
      <style:text-properties style:font-name="Ubuntu" officeooo:rsid="00155da0" officeooo:paragraph-rsid="00155da0"/>
    </style:style>
    <style:style style:name="P5" style:family="paragraph" style:parent-style-name="Standard">
      <style:text-properties style:font-name="Ubuntu" officeooo:rsid="0015ed59" officeooo:paragraph-rsid="0015ed59"/>
    </style:style>
    <style:style style:name="P6" style:family="paragraph" style:parent-style-name="Standard">
      <style:text-properties style:font-name="Ubuntu" officeooo:rsid="0015ed59" officeooo:paragraph-rsid="00162166"/>
    </style:style>
    <style:style style:name="T1" style:family="text">
      <style:text-properties officeooo:rsid="000ff37a"/>
    </style:style>
    <style:style style:name="T2" style:family="text">
      <style:text-properties officeooo:rsid="0012bf12"/>
    </style:style>
    <style:style style:name="T3" style:family="text">
      <style:text-properties officeooo:rsid="00140b7b"/>
    </style:style>
    <style:style style:name="T4" style:family="text">
      <style:text-properties style:font-name="Ubuntu" officeooo:rsid="0015ed59"/>
    </style:style>
    <style:style style:name="T5" style:family="text">
      <style:text-properties officeooo:rsid="00162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ame Dev Story :</text:p>
      <text:p text:style-name="P1"/>
      <text:p text:style-name="P1">The first idea for a game concept was a system of floating entities.</text:p>
      <text:p text:style-name="P1">Entities was following a bigger entity with a concept, a moral symbol or a social subject.</text:p>
      <text:p text:style-name="P1">I've remembered about a class by Alain Lioret about the IA behavior called boids or flocking,</text:p>
      <text:p text:style-name="P1">and I really wanted to develop further this algorithm.</text:p>
      <text:p text:style-name="P1">(boids pseudocode : http://www.kfish.org/boids/pseudocode.html)</text:p>
      <text:p text:style-name="P1"/>
      <text:p text:style-name="P1">[image concepts]</text:p>
      <text:p text:style-name="P1"/>
      <text:p text:style-name="P1">Later, the Ludum Dare #33 was starting soon, the warmup weekend was open.</text:p>
      <text:p text:style-name="P1">(about Ludum Dare : http://ludumdare.com/compo/about-ludum-dare/)</text:p>
      <text:p text:style-name="P1">(about the warmup weekend : http://ludumdare.com/compo/2015/08/13/warmup-weekend-for-ludum-dare-33/)</text:p>
      <text:p text:style-name="P1"/>
      <text:p text:style-name="P1">[Ludum Dare image]</text:p>
      <text:p text:style-name="P1"/>
      <text:p text:style-name="P1">I decided to code early on the boids engine, so I could have time to make more illustrations.</text:p>
      <text:p text:style-name="P1">I finally made a boids prototype that could display a message and had collisions</text:p>
      <text:p text:style-name="P1">(try prototype : http://leon196.github.io/Boids/)</text:p>
      <text:p text:style-name="P1">(demo video : https://youtu.be/s-yLMrPfK4c)</text:p>
      <text:p text:style-name="P1"/>
      <text:p text:style-name="P1">[gifs prototype]</text:p>
      <text:p text:style-name="P1"/>
      <text:p text:style-name="P1">Then ! The game jam start and I'm starting to have a new idea :</text:p>
      <text:p text:style-name="P1">Like in horizontal scroller, you control the character's thoughts, and have to avoid rectangular signs.</text:p>
      <text:p text:style-name="P1">The game would take place in a subway for example,</text:p>
      <text:p text:style-name="P1">and the signs would be oppressive ads like the movie They Live ('obey', 'buy', ...)</text:p>
      <text:p text:style-name="P1">But I was in vacation at the country-side,</text:p>
      <text:p text:style-name="P1">and I already work all the week at the office, coding iPhone apps and Oculus 360 players.</text:p>
      <text:p text:style-name="P1">(where I work : http://www.dvmobile.fr/)</text:p>
      <text:p text:style-name="P1"/>
      <text:p text:style-name="P1">So after failing at rewriting a rectangular collision system (something already done in the past!)</text:p>
      <text:p text:style-name="P1">I focused on the actual game mechanic and was inspired by Osmos (http://www.osmos-game.com/)</text:p>
      <text:p text:style-name="P1">Big bubbles can absorb little ones. Absorbing make the bubble grow and split when too large.</text:p>
      <text:p text:style-name="P1"/>
      <text:p text:style-name="P1">[gifs prototype divisions]</text:p>
      <text:p text:style-name="P1"/>
      <text:p text:style-name="P1">I've quickly saw that the rhythm and the speed of the boids did not fit with a relaxed puzzle game.</text:p>
      <text:p text:style-name="P1">And there was no real balance of anything so the bubbles was multiplying themselves indefinitely.</text:p>
      <text:p text:style-name="P1">So no more growing and shrinking, just absorption and resorption.</text:p>
      <text:p text:style-name="P1"/>
      <text:p text:style-name="P2">[gifs prototype]</text:p>
      <text:p text:style-name="P2"/>
      <text:p text:style-name="P2">The theme of Ludum Dare #33 was You are the <text:span text:style-name="T2">m</text:span>onster, <text:span text:style-name="T2">so I've tried something with sad and depressing thoughts.</text:span></text:p>
      <text:p text:style-name="P3"><text:span text:style-name="T3">I've tried an aesthetic of black and white with inspirations like</text:span> Idées Noires of Franquin <text:span text:style-name="T3">or</text:span> <text:span text:style-name="T3">the stories of Robert Crumb and Gotlib.</text:span></text:p>
      <text:p text:style-name="P3"/>
      <text:p text:style-name="P4">[bd images]</text:p>
      <text:p text:style-name="P1"/>
      <text:p text:style-name="P6">But then the time runs out like wooow! And the 72h of game jam was over.</text:p>
      <text:p text:style-name="P6">So <text:span text:style-name="T1">I accepted to not finish it, because the real thing was the Oujevipo Contest #2.</text:span></text:p>
      <text:p text:style-name="P5">(my submission <text:span text:style-name="T5">for Ludum Dare #33 </text:span>: <text:a xlink:type="simple" xlink:href="http://ludumdare.com/compo/ludum-dare-33/?action=preview&amp;uid=11872" text:style-name="Internet_20_link" text:visited-style-name="Visited_20_Internet_20_Link">http://ludumdare.com/compo/ludum-dare-33/?action=preview&amp;uid=11872</text:a>)</text:p>
      <text:p text:style-name="P5"/>
      <text:p text:style-name="P5">[ludum dare version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3:03:20.573391510</meta:creation-date>
    <dc:date>2015-09-14T23:20:00.056739828</dc:date>
    <meta:editing-duration>PT16M35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1" meta:paragraph-count="38" meta:word-count="401" meta:character-count="2530" meta:non-whitespace-character-count="2167"/>
  </office:meta>
</office:document-meta>
</file>